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dcd6f"/>
    </style:style>
    <style:style style:name="P2" style:family="paragraph" style:parent-style-name="Standard">
      <style:text-properties style:text-underline-style="none" officeooo:paragraph-rsid="000dcd6f"/>
    </style:style>
    <style:style style:name="P3" style:family="paragraph" style:parent-style-name="Standard">
      <style:text-properties style:text-underline-style="none" fo:font-weight="normal" officeooo:paragraph-rsid="000dcd6f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paragraph-rsid="000dcd6f" style:font-weight-asian="bold" style:font-weight-complex="bold"/>
    </style:style>
    <style:style style:name="P5" style:family="paragraph" style:parent-style-name="Standard">
      <style:text-properties fo:font-size="15pt" officeooo:paragraph-rsid="000dcd6f" style:font-size-asian="15pt" style:font-size-complex="15pt"/>
    </style:style>
    <style:style style:name="P6" style:family="paragraph" style:parent-style-name="Standard">
      <style:text-properties fo:color="#000000" style:text-underline-style="none" fo:font-weight="bold" officeooo:paragraph-rsid="000dcd6f" style:font-weight-asian="bold" style:font-weight-complex="bold"/>
    </style:style>
    <style:style style:name="P7" style:family="paragraph" style:parent-style-name="Standard">
      <style:text-properties fo:color="#000000" style:text-underline-style="none" fo:font-weight="normal" officeooo:paragraph-rsid="000dcd6f" style:font-weight-asian="normal" style:font-weight-complex="normal"/>
    </style:style>
    <style:style style:name="P8" style:family="paragraph" style:parent-style-name="Standard">
      <style:text-properties fo:color="#000000" style:font-name="Liberation Serif" style:text-underline-style="none" fo:font-weight="bold" officeooo:paragraph-rsid="000dcd6f" style:font-weight-asian="bold" style:font-weight-complex="bold"/>
    </style:style>
    <style:style style:name="P9" style:family="paragraph" style:parent-style-name="Standard">
      <style:text-properties fo:color="#000000" style:font-name="Liberation Serif" style:text-underline-style="none" fo:font-weight="normal" officeooo:paragraph-rsid="000dcd6f" style:font-weight-asian="normal" style:font-weight-complex="normal"/>
    </style:style>
    <style:style style:name="P10" style:family="paragraph" style:parent-style-name="Standard">
      <style:text-properties style:font-name="Liberation Serif" style:text-underline-style="none" fo:font-weight="normal" officeooo:paragraph-rsid="000dcd6f" style:font-weight-asian="normal" style:font-weight-complex="normal"/>
    </style:style>
    <style:style style:name="P11" style:family="paragraph" style:parent-style-name="Standard">
      <style:text-properties style:font-name="Liberation Serif" style:text-underline-style="none" fo:font-weight="normal" officeooo:paragraph-rsid="000f4f84" style:font-weight-asian="normal" style:font-weight-complex="normal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29cm" fo:background-color="#ffffff" fo:padding="0.247cm" fo:border="0.74pt solid 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5pt" style:text-underline-style="none" fo:font-weight="bold" officeooo:paragraph-rsid="000e5fcc" style:font-size-asian="15pt" style:font-weight-asian="bold" style:font-size-complex="15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29cm" fo:background-color="#ffffff" fo:padding="0.247cm" fo:border="0.74pt solid 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465a4" fo:font-size="14pt" style:text-underline-style="none" fo:font-weight="bold" officeooo:paragraph-rsid="000f4f84" style:font-size-asian="14pt" style:font-weight-asian="bold" style:font-size-complex="14pt" style:font-weight-complex="bold"/>
    </style:style>
    <style:style style:name="P14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fo:color="#000000" style:text-underline-style="none" fo:font-weight="bold" officeooo:paragraph-rsid="000f4f84" style:font-weight-asian="bold" style:font-weight-complex="bold"/>
    </style:style>
    <style:style style:name="P15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fo:color="#000000" style:font-name="Liberation Serif" fo:font-size="12pt" style:text-underline-style="none" fo:font-weight="bold" officeooo:paragraph-rsid="000f4f84" style:font-size-asian="10.5pt" style:font-weight-asian="bold" style:font-size-complex="12pt" style:font-weight-complex="bold"/>
    </style:style>
    <style:style style:name="P16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fo:color="#000000" style:font-name="Liberation Serif" fo:font-size="12pt" style:text-underline-style="none" fo:font-weight="bold" officeooo:paragraph-rsid="000faa2b" style:font-size-asian="10.5pt" style:font-weight-asian="bold" style:font-size-complex="12pt" style:font-weight-complex="bold"/>
    </style:style>
    <style:style style:name="P17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fo:color="#000000" style:font-name="Liberation Serif" fo:font-size="12pt" style:text-underline-style="none" fo:font-weight="bold" officeooo:paragraph-rsid="00113e65" style:font-size-asian="10.5pt" style:font-weight-asian="bold" style:font-size-complex="12pt" style:font-weight-complex="bold"/>
    </style:style>
    <style:style style:name="P18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fo:color="#000000" style:font-name="Liberation Serif" fo:font-size="12pt" style:text-underline-style="none" fo:font-weight="normal" officeooo:paragraph-rsid="000f4f84" style:font-size-asian="10.5pt" style:font-weight-asian="normal" style:font-size-complex="12pt" style:font-weight-complex="normal"/>
    </style:style>
    <style:style style:name="P19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fo:color="#000000" style:font-name="Liberation Serif" style:text-underline-style="solid" style:text-underline-width="auto" style:text-underline-color="font-color" fo:font-weight="normal" officeooo:paragraph-rsid="000faa2b" style:font-weight-asian="normal" style:font-weight-complex="normal"/>
    </style:style>
    <style:style style:name="P20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style:font-name="Liberation Serif" style:text-underline-style="none" fo:font-weight="normal" officeooo:paragraph-rsid="000f4f84" style:font-weight-asian="normal" style:font-weight-complex="normal"/>
    </style:style>
    <style:style style:name="P21" style:family="paragraph" style:parent-style-name="Standard" style:list-style-name="">
      <loext:graphic-properties draw:fill="solid" draw:fill-color="#ffffff"/>
      <style:paragraph-properties fo:margin-top="0.529cm" fo:margin-bottom="0.265cm" loext:contextual-spacing="false" fo:line-height="100%" fo:background-color="#ffffff"/>
      <style:text-properties style:font-name="Liberation Serif" fo:font-size="12pt" style:text-underline-style="none" fo:font-weight="normal" officeooo:paragraph-rsid="000f4f84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Courier New" fo:font-size="12pt" style:text-underline-style="solid" style:text-underline-width="auto" style:text-underline-color="font-color" style:font-name-asian="Times New Roman" style:font-size-asian="12pt" style:language-asian="en" style:country-asian="IN" style:font-name-complex="Courier New1" style:font-size-complex="12pt"/>
    </style:style>
    <style:style style:name="T5" style:family="text">
      <style:text-properties fo:color="#000000" style:font-name="Courier New" style:text-underline-style="solid" style:text-underline-width="auto" style:text-underline-color="font-color" officeooo:rsid="000e5fcc" style:font-name-asian="Times New Roman" style:language-asian="en" style:country-asian="IN" style:font-name-complex="Courier New1"/>
    </style:style>
    <style:style style:name="T6" style:family="text">
      <style:text-properties fo:color="#000000" style:font-name="Courier New" style:text-underline-style="solid" style:text-underline-width="auto" style:text-underline-color="font-color" style:font-name-asian="Times New Roman" style:language-asian="en" style:country-asian="IN" style:font-name-complex="Courier New1"/>
    </style:style>
    <style:style style:name="T7" style:family="text">
      <style:text-properties fo:color="#000000" style:font-name="Open Sans" fo:font-size="18pt" style:text-underline-style="solid" style:text-underline-width="auto" style:text-underline-color="font-color" fo:font-weight="bold" style:font-name-asian="Times New Roman" style:font-size-asian="18pt" style:language-asian="en" style:country-asian="IN" style:font-weight-asian="bold" style:font-name-complex="Open Sans1" style:font-size-complex="18pt" style:font-weight-complex="bold"/>
    </style:style>
    <style:style style:name="T8" style:family="text">
      <style:text-properties fo:color="#000000" style:font-name="Open Sans" style:text-underline-style="solid" style:text-underline-width="auto" style:text-underline-color="font-color" fo:font-weight="bold" style:font-name-asian="Times New Roman" style:language-asian="en" style:country-asian="IN" style:font-weight-asian="bold" style:font-name-complex="Open Sans1" style:font-weight-complex="bold"/>
    </style:style>
    <style:style style:name="T9" style:family="text">
      <style:text-properties fo:color="#000000" style:font-name="Open Sans" fo:font-weight="bold" style:font-name-asian="Times New Roman" style:language-asian="en" style:country-asian="IN" style:font-weight-asian="bold" style:font-name-complex="Open Sans1" style:font-weight-complex="bold"/>
    </style:style>
    <style:style style:name="T10" style:family="text">
      <style:text-properties fo:color="#000000" style:font-name="Open Sans" style:font-name-asian="Times New Roman" style:language-asian="en" style:country-asian="IN" style:font-name-complex="Open Sans1"/>
    </style:style>
    <style:style style:name="T11" style:family="text">
      <style:text-properties style:font-name="Courier New" style:text-underline-style="solid" style:text-underline-width="auto" style:text-underline-color="font-color" style:font-name-asian="Times New Roman" style:language-asian="en" style:country-asian="IN" style:font-name-complex="Courier New1"/>
    </style:style>
    <style:style style:name="T12" style:family="text">
      <style:text-properties style:font-name="Open Sans" fo:font-size="18pt" style:text-underline-style="solid" style:text-underline-width="auto" style:text-underline-color="font-color" style:font-name-asian="Times New Roman" style:font-size-asian="18pt" style:language-asian="en" style:country-asian="IN" style:font-name-complex="Open Sans1" style:font-size-complex="18pt"/>
    </style:style>
    <style:style style:name="T13" style:family="text">
      <style:text-properties style:font-name="Open Sans" fo:font-size="18pt" fo:font-weight="bold" style:font-name-asian="Times New Roman" style:font-size-asian="18pt" style:language-asian="en" style:country-asian="IN" style:font-weight-asian="bold" style:font-name-complex="Open Sans1" style:font-size-complex="18pt" style:font-weight-complex="bold"/>
    </style:style>
    <style:style style:name="T14" style:family="text">
      <style:text-properties style:font-name="Open Sans" style:text-underline-style="solid" style:text-underline-width="auto" style:text-underline-color="font-color" style:font-name-asian="Times New Roman" style:language-asian="en" style:country-asian="IN" style:font-name-complex="Open Sans1"/>
    </style:style>
    <style:style style:name="T15" style:family="text">
      <style:text-properties style:font-name="Open Sans" style:text-underline-style="solid" style:text-underline-width="auto" style:text-underline-color="font-color" officeooo:rsid="000f4f84" style:font-name-asian="Times New Roman" style:language-asian="en" style:country-asian="IN" style:font-name-complex="Open Sans1"/>
    </style:style>
    <style:style style:name="T16" style:family="text">
      <style:text-properties style:font-name="Open Sans" style:text-underline-style="solid" style:text-underline-width="auto" style:text-underline-color="font-color" officeooo:rsid="000faa2b" style:font-name-asian="Times New Roman" style:language-asian="en" style:country-asian="IN" style:font-name-complex="Open Sans1"/>
    </style:style>
    <style:style style:name="T17" style:family="text">
      <style:text-properties style:font-name="Open Sans" style:font-name-asian="Times New Roman" style:language-asian="en" style:country-asian="IN" style:font-name-complex="Open Sans1"/>
    </style:style>
    <style:style style:name="T18" style:family="text">
      <style:text-properties style:font-name="Open Sans" officeooo:rsid="000f4f84" style:font-name-asian="Times New Roman" style:language-asian="en" style:country-asian="IN" style:font-name-complex="Open Sans1"/>
    </style:style>
    <style:style style:name="T19" style:family="text">
      <style:text-properties style:font-name="Open Sans" officeooo:rsid="000faa2b" style:font-name-asian="Times New Roman" style:language-asian="en" style:country-asian="IN" style:font-name-complex="Open Sans1"/>
    </style:style>
    <style:style style:name="T20" style:family="text">
      <style:text-properties style:font-name="Open Sans" officeooo:rsid="00113e65" style:font-name-asian="Times New Roman" style:language-asian="en" style:country-asian="IN" style:font-name-complex="Open Sans1"/>
    </style:style>
    <style:style style:name="T21" style:family="text">
      <style:text-properties style:font-name-asian="Times New Roman" style:language-asian="en" style:country-asian="IN" style:font-name-complex="Open Sans1"/>
    </style:style>
    <style:style style:name="T22" style:family="text">
      <style:text-properties officeooo:rsid="000f4f84" style:font-name-asian="Times New Roman" style:language-asian="en" style:country-asian="IN" style:font-name-complex="Open Sans1"/>
    </style:style>
    <style:style style:name="T23" style:family="text">
      <style:text-properties fo:color="#337ab7" style:font-name="Open Sans" fo:font-size="18pt" fo:font-weight="bold" style:font-name-asian="Times New Roman" style:font-size-asian="18pt" style:language-asian="en" style:country-asian="IN" style:font-weight-asian="bold" style:font-name-complex="Open Sans1" style:font-size-complex="18pt" style:font-weight-complex="bold"/>
    </style:style>
    <style:style style:name="T24" style:family="text">
      <style:text-properties fo:font-size="18pt" fo:font-weight="bold" style:font-name-asian="Times New Roman" style:font-size-asian="18pt" style:language-asian="en" style:country-asian="IN" style:font-weight-asian="bold" style:font-name-complex="Open Sans1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sjcet@Z238-UL:~$ cd dona</text:span></text:p>
      <text:p text:style-name="P2"><text:span text:style-name="T2"/></text:p>
      <text:p text:style-name="P1"><text:span text:style-name="T1"/></text:p>
      <text:p text:style-name="P5"><text:span text:style-name="T1">Shell Program to check whether the number is odd or even in the list</text:span></text:p>
      <text:p text:style-name="P1"><text:span text:style-name="T1"/></text:p>
      <text:p text:style-name="P2"><text:span text:style-name="T2">sjcet@Z238-UL:~/dona$ vim s.sh</text:span></text:p>
      <text:p text:style-name="P1"><text:span text:style-name="T1"/></text:p>
      <text:p text:style-name="P3"><text:s text:c="8"/>#Shell Program to check whether the number is odd or even in the list</text:p>
      <text:p text:style-name="P3"/>
      <text:p text:style-name="P3"><text:s text:c="9"/>NUMS="1 2 3 4 5 6 7"</text:p>
      <text:p text:style-name="P3"><text:s text:c="2"/></text:p>
      <text:p text:style-name="P3"><text:s text:c="9"/>for NUM in $NUMS</text:p>
      <text:p text:style-name="P3"><text:s text:c="9"/>do<text:tab/></text:p>
      <text:p text:style-name="P3"><text:s text:c="3"/><text:tab/> <text:s text:c="3"/>Q=`expr $NUM % 2`</text:p>
      <text:p text:style-name="P3"><text:s text:c="3"/><text:tab/> <text:s text:c="4"/>if [ $Q -eq 0 ]</text:p>
      <text:p text:style-name="P3"><text:s text:c="3"/><text:tab/> <text:s text:c="4"/>then</text:p>
      <text:p text:style-name="P3"><text:s text:c="6"/><text:tab/> <text:s/><text:tab/>echo "Number is an even number!!"</text:p>
      <text:p text:style-name="P3"><text:s text:c="6"/><text:tab/><text:tab/>continue</text:p>
      <text:p text:style-name="P3"><text:s text:c="3"/><text:tab/> <text:s text:c="6"/>fi</text:p>
      <text:p text:style-name="P3"><text:s text:c="3"/><text:tab/> <text:s text:c="6"/>echo "Found odd number"</text:p>
      <text:p text:style-name="P3"><text:tab/>done</text:p>
      <text:p text:style-name="P3"/>
      <text:p text:style-name="P4">sjcet@Z238-UL:~/dona$ chmod +x "s.sh"</text:p>
      <text:p text:style-name="P4">sjcet@Z238-UL:~/dona$ ./s.sh</text:p>
      <text:p text:style-name="P4">Found odd number</text:p>
      <text:p text:style-name="P4">Number is an even number!!</text:p>
      <text:p text:style-name="P4">Found odd number</text:p>
      <text:p text:style-name="P4">Number is an even number!!</text:p>
      <text:p text:style-name="P4">Found odd number</text:p>
      <text:p text:style-name="P4">Number is an even number!!</text:p>
      <text:p text:style-name="P4">Found odd number</text:p>
      <text:p text:style-name="P4"/>
      <text:p text:style-name="P4"/>
      <text:p text:style-name="P12"><text:span text:style-name="T5">S</text:span><text:span text:style-name="T6">hell script for factorial of a number</text:span></text:p>
      <text:p text:style-name="P4">sjcet@Z238-UL:~/dona$ vim abc.sh</text:p>
      <text:p text:style-name="P4"/>
      <text:p text:style-name="P3">echo "Enter a number"</text:p>
      <text:p text:style-name="P3">read num</text:p>
      <text:p text:style-name="P3"/>
      <text:p text:style-name="P3">fact=1</text:p>
      <text:p text:style-name="P3"/>
      <text:p text:style-name="P3">while [ $num -gt 1 ]</text:p>
      <text:p text:style-name="P3">do</text:p>
      <text:p text:style-name="P3"><text:s text:c="2"/>fact=$((fact * num)) <text:s/>#fact = fact * num</text:p>
      <text:p text:style-name="P3"><text:s text:c="2"/>num=$((num - 1)) <text:s text:c="5"/>#num = num - 1 </text:p>
      <text:p text:style-name="P3">done</text:p>
      <text:p text:style-name="P3"/>
      <text:p text:style-name="P3">echo $fact</text:p>
      <text:p text:style-name="P3"/>
      <text:p text:style-name="P4">sjcet@Z238-UL:~/dona$ chmod +x "abc.sh"</text:p>
      <text:p text:style-name="P4">sjcet@Z238-UL:~/dona$ ./abc.sh</text:p>
      <text:p text:style-name="P4"><text:soft-page-break/>Enter a number</text:p>
      <text:p text:style-name="P4">5</text:p>
      <text:p text:style-name="P4">120</text:p>
      <text:p text:style-name="P4"/>
      <text:p text:style-name="P13"><text:span text:style-name="T11">Using For loop</text:span></text:p>
      <text:p text:style-name="P6">sjcet@Z238-UL:~/dona$ vim fact.sh</text:p>
      <text:p text:style-name="P6"/>
      <text:p text:style-name="P7">echo "Enter a number"</text:p>
      <text:p text:style-name="P7">read num</text:p>
      <text:p text:style-name="P7"/>
      <text:p text:style-name="P7">fact=1</text:p>
      <text:p text:style-name="P7"/>
      <text:p text:style-name="P7">for((i=2;i&lt;=num;i++))</text:p>
      <text:p text:style-name="P7">{</text:p>
      <text:p text:style-name="P7"><text:s text:c="2"/>fact=$((fact * i)) <text:s/>#fact = fact * i</text:p>
      <text:p text:style-name="P7">}</text:p>
      <text:p text:style-name="P7"/>
      <text:p text:style-name="P7">echo $fact</text:p>
      <text:p text:style-name="P7"/>
      <text:p text:style-name="P6">sjcet@Z238-UL:~/dona$ chmod +x "fact.sh"</text:p>
      <text:p text:style-name="P6">sjcet@Z238-UL:~/dona$ ./fact.sh</text:p>
      <text:p text:style-name="P6">Enter a number</text:p>
      <text:p text:style-name="P6">6</text:p>
      <text:p text:style-name="P6">720</text:p>
      <text:p text:style-name="P6"/>
      <text:h text:style-name="P14" text:outline-level="2"><text:span text:style-name="T12">Sum of all digits - Shell Script</text:span></text:h>
      <text:h text:style-name="P15" text:outline-level="2"><text:span text:style-name="T21">sjcet@Z238-UL:~/dona$ vim </text:span><text:span text:style-name="T22">sum</text:span><text:span text:style-name="T21">.sh</text:span></text:h>
      <text:h text:style-name="P18" text:outline-level="2"><text:span text:style-name="T21">echo "Enter a number"</text:span></text:h>
      <text:h text:style-name="P18" text:outline-level="2"><text:span text:style-name="T21">read num</text:span></text:h>
      <text:h text:style-name="P18" text:outline-level="2"><text:span text:style-name="T21"/></text:h>
      <text:h text:style-name="P18" text:outline-level="2"><text:span text:style-name="T21">sum=0</text:span></text:h>
      <text:h text:style-name="P18" text:outline-level="2"><text:span text:style-name="T21"/></text:h>
      <text:h text:style-name="P18" text:outline-level="2"><text:span text:style-name="T21">while [ $num -gt 0 ]</text:span></text:h>
      <text:h text:style-name="P18" text:outline-level="2"><text:span text:style-name="T21">do</text:span></text:h>
      <text:h text:style-name="P18" text:outline-level="2"><text:span text:style-name="T21"><text:s text:c="4"/>mod=$((num % 10)) <text:s text:c="3"/>#It will split each digits</text:span></text:h>
      <text:h text:style-name="P18" text:outline-level="2"><text:soft-page-break/><text:span text:style-name="T21"><text:s text:c="4"/>sum=$((sum + mod)) <text:s text:c="2"/>#Add each digit to sum</text:span></text:h>
      <text:h text:style-name="P18" text:outline-level="2"><text:span text:style-name="T21"><text:s text:c="4"/>num=$((num / 10)) <text:s text:c="3"/>#divide num by 10.</text:span></text:h>
      <text:h text:style-name="P18" text:outline-level="2"><text:span text:style-name="T21">done</text:span></text:h>
      <text:h text:style-name="P18" text:outline-level="2"><text:span text:style-name="T21"/></text:h>
      <text:h text:style-name="P18" text:outline-level="2"><text:span text:style-name="T21">echo $sum</text:span></text:h>
      <text:p text:style-name="P8"/>
      <text:p text:style-name="P9"/>
      <text:p text:style-name="P10"/>
      <text:p text:style-name="P11"><text:span text:style-name="T3">sjcet@Z238-UL:~/dona$ chmod +x "sum.sh"</text:span></text:p>
      <text:p text:style-name="P11"><text:span text:style-name="T3">sjcet@Z238-UL:~/dona$ ./sum.sh</text:span></text:p>
      <text:p text:style-name="P11"><text:span text:style-name="T3">Enter a number</text:span></text:p>
      <text:p text:style-name="P11"><text:span text:style-name="T3">456</text:span></text:p>
      <text:p text:style-name="P11"><text:span text:style-name="T3">15</text:span></text:p>
      <text:p text:style-name="P11"><text:span text:style-name="T3"/></text:p>
      <text:h text:style-name="P20" text:outline-level="2"><text:span text:style-name="T7">Shell script to print sum of all digit using expr</text:span></text:h>
      <text:h text:style-name="P16" text:outline-level="2"><text:span text:style-name="T17">sjcet@Z238-UL:~/dona$ vim </text:span><text:span text:style-name="T18">sum</text:span><text:span text:style-name="T19">2</text:span><text:span text:style-name="T17">.sh</text:span></text:h>
      <text:h text:style-name="P21" text:outline-level="2"><text:span text:style-name="T10">echo "Enter a number"</text:span></text:h>
      <text:h text:style-name="P21" text:outline-level="2"><text:span text:style-name="T10">read num</text:span></text:h>
      <text:h text:style-name="P21" text:outline-level="2"><text:span text:style-name="T10"/></text:h>
      <text:h text:style-name="P21" text:outline-level="2"><text:span text:style-name="T10">sum=0</text:span></text:h>
      <text:h text:style-name="P21" text:outline-level="2"><text:span text:style-name="T10"/></text:h>
      <text:h text:style-name="P21" text:outline-level="2"><text:span text:style-name="T10">while [ $num -gt 0 ]</text:span></text:h>
      <text:h text:style-name="P21" text:outline-level="2"><text:span text:style-name="T10">do</text:span></text:h>
      <text:h text:style-name="P21" text:outline-level="2"><text:span text:style-name="T10"><text:s text:c="4"/>mod=`expr $num % 10` <text:s text:c="3"/>#It will split each digits</text:span></text:h>
      <text:h text:style-name="P21" text:outline-level="2"><text:span text:style-name="T10"><text:s text:c="4"/>sum=`expr $sum + $mod` <text:s/>#Add each digit to sum</text:span></text:h>
      <text:h text:style-name="P21" text:outline-level="2"><text:span text:style-name="T10"><text:s text:c="4"/>num=`expr $num / 10` <text:s text:c="3"/>#divide num by 10.</text:span></text:h>
      <text:h text:style-name="P21" text:outline-level="2"><text:soft-page-break/><text:span text:style-name="T10">done</text:span></text:h>
      <text:h text:style-name="P21" text:outline-level="2"><text:span text:style-name="T10"/></text:h>
      <text:h text:style-name="P21" text:outline-level="2"><text:span text:style-name="T10">echo $sum</text:span></text:h>
      <text:p text:style-name="P11"><text:span text:style-name="T3"/></text:p>
      <text:p text:style-name="P11"><text:span text:style-name="T3">sjcet@Z238-UL:~/dona$ chmod +x "sum2.sh"</text:span></text:p>
      <text:p text:style-name="P11"><text:span text:style-name="T3">sjcet@Z238-UL:~/dona$ ./sum2.sh</text:span></text:p>
      <text:p text:style-name="P11"><text:span text:style-name="T3">Enter a number</text:span></text:p>
      <text:p text:style-name="P11"><text:span text:style-name="T3">4567</text:span></text:p>
      <text:p text:style-name="P11"><text:span text:style-name="T3">22</text:span></text:p>
      <text:p text:style-name="P11"><text:span text:style-name="T3"/></text:p>
      <text:h text:style-name="P19" text:outline-level="2"><text:span text:style-name="T24">Print numbers 1 to 10 using while loop - Shell Script</text:span></text:h>
      <text:h text:style-name="P17" text:outline-level="2"><text:span text:style-name="T17">sjcet@Z238-UL:~/dona$ vim </text:span><text:span text:style-name="T20">natu_num</text:span><text:span text:style-name="T17">.sh</text:span></text:h>
      <text:p text:style-name="P11"><text:span text:style-name="T3"/></text:p>
      <text:p text:style-name="P11">i=1</text:p>
      <text:p text:style-name="P11">while [ $i -le 10 ]</text:p>
      <text:p text:style-name="P11">do</text:p>
      <text:p text:style-name="P11"><text:s text:c="4"/>echo $i</text:p>
      <text:p text:style-name="P11"><text:s text:c="4"/>i=$(($i+1))</text:p>
      <text:p text:style-name="P11">done</text:p>
      <text:p text:style-name="P11"><text:span text:style-name="T3"/></text:p>
      <text:p text:style-name="P11"><text:span text:style-name="T3"/></text:p>
      <text:p text:style-name="P11"><text:span text:style-name="T3">sjcet@Z238-UL:~/dona$ chmod +x "natu_num.sh"</text:span></text:p>
      <text:p text:style-name="P11"><text:span text:style-name="T3">sjcet@Z238-UL:~/dona$ ./natu_num.sh</text:span></text:p>
      <text:p text:style-name="P11"><text:span text:style-name="T3">1</text:span></text:p>
      <text:p text:style-name="P11"><text:span text:style-name="T3">2</text:span></text:p>
      <text:p text:style-name="P11"><text:span text:style-name="T3">3</text:span></text:p>
      <text:p text:style-name="P11"><text:span text:style-name="T3">4</text:span></text:p>
      <text:p text:style-name="P11"><text:span text:style-name="T3">5</text:span></text:p>
      <text:p text:style-name="P11"><text:span text:style-name="T3">6</text:span></text:p>
      <text:p text:style-name="P11"><text:span text:style-name="T3">7</text:span></text:p>
      <text:p text:style-name="P11"><text:span text:style-name="T3">8</text:span></text:p>
      <text:p text:style-name="P11"><text:span text:style-name="T3">9</text:span></text:p>
      <text:p text:style-name="P11"><text:span text:style-name="T3">1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00:21.370118641</meta:creation-date>
    <dc:date>2022-05-25T14:53:29.624122003</dc:date>
    <meta:editing-duration>PT2M33S</meta:editing-duration>
    <meta:editing-cycles>1</meta:editing-cycles>
    <meta:document-statistic meta:table-count="0" meta:image-count="0" meta:object-count="0" meta:page-count="4" meta:paragraph-count="110" meta:word-count="364" meta:character-count="2186" meta:non-whitespace-character-count="1765"/>
    <meta:generator>LibreOffice/6.4.7.2$Linux_X86_64 LibreOffice_project/40$Build-2</meta:generator>
  </office:meta>
</office:document-meta>
</file>